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style:font-size-asian="12pt" style:font-style-asian="italic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style:font-name-asian="Wingdings" style:font-size-asian="12pt" style:font-name-complex="Wingdings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a6569" style:font-name-asian="Wingdings" style:font-size-asian="12pt" style:font-name-complex="Wingdings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style:font-name="Calibri" style:font-name-asian="Times New Roman" style:font-name-complex="Calibri"/>
    </style:style>
    <style:style style:name="P7" style:family="paragraph" style:parent-style-name="Standard">
      <style:paragraph-properties fo:text-align="justify" style:justify-single-word="false"/>
      <style:text-properties style:font-name-asian="Wingdings" style:font-name-complex="Wingdings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style:font-name-asian="Wingdings" style:font-size-asian="12pt" style:font-weight-asian="bold" style:font-name-complex="Wingdings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8e59a" style:font-size-asian="12pt" style:font-size-complex="12pt"/>
    </style:style>
    <style:style style:name="T6" style:family="text">
      <style:text-properties fo:font-size="12pt" officeooo:rsid="000988aa" style:font-size-asian="12pt" style:font-size-complex="12pt"/>
    </style:style>
    <style:style style:name="T7" style:family="text">
      <style:text-properties fo:font-size="12pt" officeooo:rsid="0009995f" style:font-size-asian="12pt" style:font-size-complex="12pt"/>
    </style:style>
    <style:style style:name="T8" style:family="text">
      <style:text-properties fo:font-size="12pt" style:font-name-asian="Times New Roman" style:font-size-asian="12pt" style:font-size-complex="12pt"/>
    </style:style>
    <style:style style:name="T9" style:family="text">
      <style:text-properties fo:font-size="12pt" style:font-name-asian="Times New Roman" style:font-size-asian="12pt" style:font-name-complex="Times New Roman" style:font-size-complex="12pt"/>
    </style:style>
    <style:style style:name="T10" style:family="text">
      <style:text-properties fo:font-size="12pt" style:font-name-asian="Wingdings" style:font-size-asian="12pt" style:font-name-complex="Wingdings" style:font-size-complex="12pt"/>
    </style:style>
    <style:style style:name="T11" style:family="text">
      <style:text-properties fo:font-size="12pt" officeooo:rsid="000a0901" style:font-name-asian="Wingdings" style:font-size-asian="12pt" style:font-name-complex="Wingdings" style:font-size-complex="12pt"/>
    </style:style>
    <style:style style:name="T12" style:family="text">
      <style:text-properties style:font-name-asian="Times New Roman"/>
    </style:style>
    <style:style style:name="T13" style:family="text">
      <style:text-properties style:font-name="Wingdings" fo:font-size="12pt" style:font-name-asian="Wingdings" style:font-size-asian="12pt" style:font-name-complex="Wingdings" style:font-size-complex="12pt"/>
    </style:style>
    <style:style style:name="T14" style:family="text">
      <style:text-properties officeooo:rsid="0009995f"/>
    </style:style>
    <style:style style:name="T15" style:family="text">
      <style:text-properties fo:color="#222222" fo:font-size="12pt" fo:background-color="#ffffff" loext:char-shading-value="0" style:font-size-asian="12pt" style:font-size-complex="9.5pt"/>
    </style:style>
    <style:style style:name="T16" style:family="text">
      <style:text-properties officeooo:rsid="000a6569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74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Ờ KHAI DÀNH CHO HỌC SINH (1A)</text:span></text:p>
      <text:p text:style-name="Standard"><text:span text:style-name="T3">(Bắt buộc đối với mọi dự án)</text:span></text:p>
      <text:p text:style-name="P1"/>
      <text:p text:style-name="P5"><text:span text:style-name="T4">1) a. Họ và tên học sinh: </text:span><text:span text:style-name="T5">Hồ Tuấn Kiệt</text:span> <text:s/><text:tab/><text:tab/><text:tab/><text:tab/><text:span text:style-name="T4">Lớp: </text:span><text:span text:style-name="T5">11</text:span></text:p>
      <text:p text:style-name="P5"><text:span text:style-name="T4"><text:tab/>Email: </text:span><text:a xlink:type="simple" xlink:href="mailto:tuankiet65@gmail.com" text:style-name="Internet_20_link" text:visited-style-name="Visited_20_Internet_20_Link"><text:span text:style-name="Internet_20_link"><text:span text:style-name="T4">tuankiet65</text:span></text:span></text:a><text:a xlink:type="simple" xlink:href="mailto:tuankiet65@gmail.com" text:style-name="Internet_20_link" text:visited-style-name="Visited_20_Internet_20_Link"><text:span text:style-name="Internet_20_link"><text:span text:style-name="T5">@gmail.com</text:span></text:span></text:a><text:span text:style-name="T4"> <text:tab/><text:tab/><text:tab/><text:tab/>Điện thoại: </text:span><text:span text:style-name="T5">0915.894.548</text:span></text:p>
      <text:p text:style-name="P8"><text:span text:style-name="T4">2) Tên dự án: Thiết kế h</text:span><text:span text:style-name="T8">ệ thống theo dõi và cảnh báo chất lượng không khí</text:span></text:p>
      <text:p text:style-name="P5"><text:span text:style-name="T4">3) Trường: THPT Chuyên Lê Quý Đôn<text:tab/><text:tab/><text:tab/><text:tab/><text:tab/>Điện thoại: </text:span><text:span text:style-name="T6">05113.944.844</text:span></text:p>
      <text:p text:style-name="P5"><text:span text:style-name="T8"><text:s text:c="5"/></text:span><text:span text:style-name="T4">Địa chỉ: </text:span><text:span text:style-name="T6">01 Vũ Văn Dũng</text:span></text:p>
      <text:p text:style-name="P2"><text:span text:style-name="T12"><text:s text:c="5"/>Quận: Sơn Trà<text:tab/><text:tab/><text:tab/><text:tab/><text:tab/><text:tab/><text:tab/><text:tab/></text:span>Thành phố: Đà Nẵng</text:p>
      <text:p text:style-name="P5"><text:span text:style-name="T4">4) Người bảo trợ: Đỗ Văn Nhỏ</text:span></text:p>
      <text:p text:style-name="P8"><text:span text:style-name="T8"><text:s text:c="4"/></text:span><text:span text:style-name="T4">Điện thoại/email</text:span>: <text:span text:style-name="T15">0934.751.057 / </text:span><text:span text:style-name="T4">dovannho</text:span><text:span text:style-name="T7">@gmail.com</text:span></text:p>
      <text:p text:style-name="P5"><draw:frame draw:style-name="fr1" draw:name="Frame1" text:anchor-type="char" svg:x="3.5772in" svg:y="0.0256in" svg:width="0.1591in" svg:height="0.1598in" draw:z-index="0"><draw:text-box><text:p text:style-name="P6"/></draw:text-box></draw:frame><text:span text:style-name="T4">5) Dự án này có tiếp tục từ năm trước không? <text:s text:c="16"/>Có <text:s text:c="12"/></text:span><text:span text:style-name="T13"></text:span><text:span text:style-name="T10"> <text:s text:c="2"/>Không</text:span></text:p>
      <text:p text:style-name="P7"><text:span text:style-name="T4">6) </text:span><text:span text:style-name="T1">Năm nay</text:span><text:span text:style-name="T4">, thí nghiệm/thu thập số liệu trong khoảng thời gian: (Phải nêu rõ ngày/tháng/năm)</text:span></text:p>
      <text:p text:style-name="P5"><text:span text:style-name="T9"><text:s text:c="4"/></text:span><text:span text:style-name="T10">Ngày bắt đầu: </text:span><text:span text:style-name="T11">04/2016</text:span><text:span text:style-name="T10"> <text:tab/><text:tab/>Ngày kết thúc: </text:span><text:span text:style-name="T11">12/2016</text:span></text:p>
      <text:p text:style-name="P7"><text:span text:style-name="T4">7) Bạn sẽ tiến hành thí nghiệm ở đâu? (Đánh dấu tất cả những nơi thích hợp)</text:span></text:p>
      <text:p text:style-name="P5"><draw:frame draw:style-name="fr1" draw:name="Frame7" text:anchor-type="char" svg:x="0.3083in" svg:y="0.0102in" svg:width="0.1591in" svg:height="0.1598in" draw:z-index="2"><draw:text-box><text:p text:style-name="P6"/></draw:text-box></draw:frame><text:span text:style-name="T10"> <text:tab/> <text:s/>Cơ quan nghiên cứu <text:s text:c="2"/></text:span><draw:frame draw:style-name="fr1" draw:name="Frame4" text:anchor-type="char" svg:x="2.0638in" svg:y="-0.0075in" svg:width="0.1591in" svg:height="0.1598in" draw:z-index="1"><draw:text-box><text:p text:style-name="P6"/></draw:text-box></draw:frame><text:span text:style-name="T10"> <text:s text:c="3"/></text:span><draw:frame draw:style-name="fr2" draw:name="Frame6" text:anchor-type="char" svg:x="3.6665in" svg:y="-0.0173in" svg:width="0.1591in" svg:height="0.1598in" draw:z-index="5"><draw:text-box><text:p text:style-name="P6"/></draw:text-box></draw:frame><text:span text:style-name="T10"> <text:s text:c="2"/>Trường học <text:s text:c="3"/><text:tab/><text:tab/>Thực địa<text:tab/> <text:s/></text:span><text:span text:style-name="T13"></text:span><text:span text:style-name="T10"> <text:s/>Ở nhà</text:span></text:p>
      <text:p text:style-name="P7"><text:span text:style-name="T4">8) Liêt kê tên và địa chỉ của tất cả những nơi làm việc ngoài nhà trường:</text:span></text:p>
      <text:p text:style-name="P5"><text:span text:style-name="T9"><text:s text:c="7"/></text:span><text:span text:style-name="T10">a) Tên đơn vị: ………………………………………………………………………………………..........</text:span></text:p>
      <text:p text:style-name="P7"><text:span text:style-name="T4"><text:tab/>Địa chỉ: …………………………………………………………………………………………………</text:span></text:p>
      <text:p text:style-name="P7"><text:span text:style-name="T4"><text:tab/>Điện thoại: ……………………………………………………………………………………………..</text:span></text:p>
      <text:p text:style-name="P5"><text:span text:style-name="T9"><text:s text:c="7"/></text:span><text:span text:style-name="T10">b) Tên đơn vị: …………………………………………………………………………………………….</text:span></text:p>
      <text:p text:style-name="P7"><text:span text:style-name="T4"><text:tab/>Địa chỉ: …………………………………………………………………………………………………</text:span></text:p>
      <text:p text:style-name="P7"><text:span text:style-name="T4"><text:tab/>Điện thoại: ……………………………………………………………………………………………..</text:span></text:p>
      <text:p text:style-name="P7"><draw:frame draw:style-name="fr1" draw:name="Frame8" text:anchor-type="char" svg:x="0.3083in" svg:y="0.0154in" svg:width="0.1591in" svg:height="0.1598in" draw:z-index="3"><draw:text-box><text:p text:style-name="P6"/></draw:text-box></draw:frame><text:span text:style-name="T4">9) <text:s text:c="10"/>Kế hoạch nghiên cứu kèm theo </text:span></text:p>
      <text:p text:style-name="P7"><draw:frame draw:style-name="fr1" draw:name="Frame9" text:anchor-type="char" svg:x="0.3083in" svg:y="0.0299in" svg:width="0.1591in" svg:height="0.1598in" draw:z-index="4"><draw:text-box><text:p text:style-name="P6"/></draw:text-box></draw:frame><text:span text:style-name="T4">10) <text:s text:c="8"/>Bản tóm tắt dự án sau khi thí nghiệm kèm theo</text:span></text:p>
      <text:p text:style-name="P4"><text:tab/><text:tab/><text:tab/><text:tab/><text:tab/><text:tab/><text:tab/><text:tab/>Đà Nẵng, Ngày <text:span text:style-name="T16">12 </text:span>tháng <text:span text:style-name="T16">12</text:span> năm <text:span text:style-name="T16">2016</text:span></text:p>
      <text:p text:style-name="P4"><text:tab/><text:tab/><text:tab/><text:tab/><text:tab/><text:tab/><text:tab/><text:tab/><text:tab/><text:tab/>Nhóm trưởng</text:p>
      <text:p text:style-name="P3"/>
      <text:p text:style-name="P3"/>
      <text:p text:style-name="P3"/>
      <text:p text:style-name="P3"/>
      <text:p text:style-name="P7"><text:span text:style-name="T4"><text:tab/><text:tab/><text:tab/><text:tab/><text:tab/><text:tab/><text:tab/><text:tab/><text:tab/><text:tab/>Hồ Tuấn Kiệt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text-align="center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4pt" fo:language="en" fo:country="US" style:font-name-asian="Calibri" style:font-family-asian="Calibri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Xuan Thanh</meta:initial-creator>
    <meta:creation-date>2013-06-02T18:05:00</meta:creation-date>
    <dc:date>2016-12-12T08:17:16.034801504</dc:date>
    <meta:editing-cycles>7</meta:editing-cycles>
    <meta:editing-duration>PT42M30S</meta:editing-duration>
    <meta:generator>LibreOffice/5.2.3.3$Linux_X86_64 LibreOffice_project/20m0$Build-3</meta:generator>
    <meta:document-statistic meta:table-count="0" meta:image-count="0" meta:object-count="0" meta:page-count="1" meta:paragraph-count="27" meta:word-count="220" meta:character-count="1401" meta:non-whitespace-character-count="1050"/>
  </office:meta>
</office:document-meta>
</file>